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2b1de0"/>
    </style:style>
    <style:style style:name="P2" style:family="paragraph" style:parent-style-name="Heading_20_3">
      <style:text-properties officeooo:rsid="0014609b" officeooo:paragraph-rsid="001fd598"/>
    </style:style>
    <style:style style:name="P3" style:family="paragraph" style:parent-style-name="Heading_20_3">
      <style:paragraph-properties fo:break-before="page"/>
      <style:text-properties officeooo:rsid="0014609b" officeooo:paragraph-rsid="001fd598"/>
    </style:style>
    <style:style style:name="P4" style:family="paragraph" style:parent-style-name="Heading_20_3">
      <style:text-properties officeooo:paragraph-rsid="002dce3b"/>
    </style:style>
    <style:style style:name="P5" style:family="paragraph" style:parent-style-name="Preformatted_20_Text" style:list-style-name="L6"/>
    <style:style style:name="P6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8" style:family="paragraph" style:parent-style-name="Preformatted_20_Text">
      <style:paragraph-properties fo:margin-top="0cm" fo:margin-bottom="0.499cm" style:contextual-spacing="false" style:writing-mode="lr-tb"/>
    </style:style>
    <style:style style:name="P9" style:family="paragraph" style:parent-style-name="Preformatted_20_Text" style:list-style-name="L15"/>
    <style:style style:name="P10" style:family="paragraph" style:parent-style-name="Preformatted_20_Text" style:list-style-name="L15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" style:family="paragraph" style:parent-style-name="Preformatted_20_Text" style:list-style-name="L17"/>
    <style:style style:name="P12" style:family="paragraph" style:parent-style-name="Preformatted_20_Text" style:list-style-name="L1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" style:family="paragraph" style:parent-style-name="Preformatted_20_Text" style:list-style-name="L20"/>
    <style:style style:name="P14" style:family="paragraph" style:parent-style-name="Preformatted_20_Text" style:list-style-name="L20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top="0cm" fo:margin-bottom="0cm" style:contextual-spacing="false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cm" fo:margin-bottom="0cm" style:contextual-spacing="false"/>
    </style:style>
    <style:style style:name="P19" style:family="paragraph" style:parent-style-name="Text_20_body" style:list-style-name="L3"/>
    <style:style style:name="P20" style:family="paragraph" style:parent-style-name="Text_20_body" style:list-style-name="L3">
      <style:paragraph-properties fo:margin-top="0cm" fo:margin-bottom="0cm" style:contextual-spacing="false"/>
    </style:style>
    <style:style style:name="P21" style:family="paragraph" style:parent-style-name="Text_20_body" style:list-style-name="L4"/>
    <style:style style:name="P22" style:family="paragraph" style:parent-style-name="Text_20_body" style:list-style-name="L4">
      <style:paragraph-properties fo:margin-top="0cm" fo:margin-bottom="0cm" style:contextual-spacing="false"/>
    </style:style>
    <style:style style:name="P23" style:family="paragraph" style:parent-style-name="Text_20_body" style:list-style-name="L5"/>
    <style:style style:name="P24" style:family="paragraph" style:parent-style-name="Text_20_body" style:list-style-name="L5">
      <style:paragraph-properties fo:margin-top="0cm" fo:margin-bottom="0cm" style:contextual-spacing="false"/>
    </style:style>
    <style:style style:name="P25" style:family="paragraph" style:parent-style-name="Text_20_body" style:list-style-name="L6"/>
    <style:style style:name="P26" style:family="paragraph" style:parent-style-name="Text_20_body" style:list-style-name="L6">
      <style:paragraph-properties fo:margin-top="0cm" fo:margin-bottom="0cm" style:contextual-spacing="false"/>
    </style:style>
    <style:style style:name="P27" style:family="paragraph" style:parent-style-name="Text_20_body">
      <style:text-properties officeooo:rsid="0014609b" officeooo:paragraph-rsid="001fd598"/>
    </style:style>
    <style:style style:name="P28" style:family="paragraph" style:parent-style-name="Text_20_body" style:list-style-name="L7"/>
    <style:style style:name="P29" style:family="paragraph" style:parent-style-name="Text_20_body" style:list-style-name="L8"/>
    <style:style style:name="P30" style:family="paragraph" style:parent-style-name="Text_20_body" style:list-style-name="L8">
      <style:paragraph-properties fo:margin-top="0cm" fo:margin-bottom="0cm" style:contextual-spacing="false"/>
    </style:style>
    <style:style style:name="P31" style:family="paragraph" style:parent-style-name="Text_20_body" style:list-style-name="L9"/>
    <style:style style:name="P32" style:family="paragraph" style:parent-style-name="Text_20_body" style:list-style-name="L9">
      <style:paragraph-properties fo:margin-top="0cm" fo:margin-bottom="0cm" style:contextual-spacing="false"/>
    </style:style>
    <style:style style:name="P33" style:family="paragraph" style:parent-style-name="Text_20_body" style:list-style-name="L10"/>
    <style:style style:name="P34" style:family="paragraph" style:parent-style-name="Text_20_body" style:list-style-name="L11"/>
    <style:style style:name="P35" style:family="paragraph" style:parent-style-name="Text_20_body" style:list-style-name="L11">
      <style:paragraph-properties fo:margin-top="0cm" fo:margin-bottom="0cm" style:contextual-spacing="false"/>
    </style:style>
    <style:style style:name="P36" style:family="paragraph" style:parent-style-name="Text_20_body" style:list-style-name="L12"/>
    <style:style style:name="P37" style:family="paragraph" style:parent-style-name="Text_20_body" style:list-style-name="L12">
      <style:paragraph-properties fo:margin-top="0cm" fo:margin-bottom="0cm" style:contextual-spacing="false"/>
    </style:style>
    <style:style style:name="P38" style:family="paragraph" style:parent-style-name="Text_20_body" style:list-style-name="L13"/>
    <style:style style:name="P39" style:family="paragraph" style:parent-style-name="Text_20_body" style:list-style-name="L13">
      <style:paragraph-properties fo:margin-top="0cm" fo:margin-bottom="0cm" style:contextual-spacing="false"/>
    </style:style>
    <style:style style:name="P40" style:family="paragraph" style:parent-style-name="Text_20_body" style:list-style-name="L14"/>
    <style:style style:name="P41" style:family="paragraph" style:parent-style-name="Text_20_body" style:list-style-name="L15"/>
    <style:style style:name="P42" style:family="paragraph" style:parent-style-name="Text_20_body" style:list-style-name="L15">
      <style:paragraph-properties fo:margin-top="0cm" fo:margin-bottom="0cm" style:contextual-spacing="false"/>
    </style:style>
    <style:style style:name="P43" style:family="paragraph" style:parent-style-name="Text_20_body" style:list-style-name="L16"/>
    <style:style style:name="P44" style:family="paragraph" style:parent-style-name="Text_20_body" style:list-style-name="L16">
      <style:paragraph-properties fo:margin-top="0cm" fo:margin-bottom="0cm" style:contextual-spacing="false"/>
    </style:style>
    <style:style style:name="P45" style:family="paragraph" style:parent-style-name="Text_20_body" style:list-style-name="L17"/>
    <style:style style:name="P46" style:family="paragraph" style:parent-style-name="Text_20_body">
      <style:text-properties officeooo:paragraph-rsid="002b1de0"/>
    </style:style>
    <style:style style:name="P47" style:family="paragraph" style:parent-style-name="Text_20_body">
      <style:text-properties officeooo:paragraph-rsid="002dce3b"/>
    </style:style>
    <style:style style:name="P48" style:family="paragraph" style:parent-style-name="Text_20_body">
      <style:paragraph-properties fo:break-before="page"/>
      <style:text-properties officeooo:paragraph-rsid="002dce3b"/>
    </style:style>
    <style:style style:name="P49" style:family="paragraph" style:parent-style-name="Text_20_body" style:list-style-name="L18"/>
    <style:style style:name="P50" style:family="paragraph" style:parent-style-name="Text_20_body" style:list-style-name="L18">
      <style:paragraph-properties fo:margin-top="0cm" fo:margin-bottom="0cm" style:contextual-spacing="false"/>
    </style:style>
    <style:style style:name="P51" style:family="paragraph" style:parent-style-name="Text_20_body" style:list-style-name="L19"/>
    <style:style style:name="P52" style:family="paragraph" style:parent-style-name="Text_20_body" style:list-style-name="L19">
      <style:paragraph-properties fo:margin-top="0cm" fo:margin-bottom="0cm" style:contextual-spacing="false"/>
    </style:style>
    <style:style style:name="P53" style:family="paragraph" style:parent-style-name="Text_20_body" style:list-style-name="L20"/>
    <style:style style:name="P54" style:family="paragraph" style:parent-style-name="Text_20_body" style:list-style-name="L20">
      <style:paragraph-properties fo:margin-top="0cm" fo:margin-bottom="0cm" style:contextual-spacing="false"/>
    </style:style>
    <style:style style:name="P55" style:family="paragraph" style:parent-style-name="Text_20_body" style:list-style-name="L21"/>
    <style:style style:name="P56" style:family="paragraph" style:parent-style-name="Text_20_body" style:list-style-name="L21">
      <style:paragraph-properties fo:margin-top="0cm" fo:margin-bottom="0cm" style:contextual-spacing="false"/>
    </style:style>
    <style:style style:name="P57" style:family="paragraph" style:parent-style-name="Text_20_body" style:list-style-name="L22"/>
    <style:style style:name="P58" style:family="paragraph" style:parent-style-name="Text_20_body" style:list-style-name="L23"/>
    <style:style style:name="P59" style:family="paragraph" style:parent-style-name="Text_20_body" style:list-style-name="L23">
      <style:paragraph-properties fo:margin-top="0cm" fo:margin-bottom="0cm" style:contextual-spacing="false"/>
    </style:style>
    <style:style style:name="P60" style:family="paragraph" style:parent-style-name="Text_20_body" style:list-style-name="L24"/>
    <style:style style:name="P61" style:family="paragraph" style:parent-style-name="Text_20_body" style:list-style-name="L24">
      <style:paragraph-properties fo:margin-top="0cm" fo:margin-bottom="0cm" style:contextual-spacing="false"/>
    </style:style>
    <style:style style:name="P62" style:family="paragraph" style:parent-style-name="Text_20_body" style:list-style-name="L25"/>
    <style:style style:name="P63" style:family="paragraph" style:parent-style-name="Text_20_body" style:list-style-name="L25">
      <style:paragraph-properties fo:margin-top="0cm" fo:margin-bottom="0cm" style:contextual-spacing="false"/>
    </style:style>
    <style:style style:name="P64" style:family="paragraph" style:parent-style-name="Text_20_body" style:list-style-name="L26"/>
    <style:style style:name="P65" style:family="paragraph" style:parent-style-name="Text_20_body" style:list-style-name="L26">
      <style:paragraph-properties fo:margin-top="0cm" fo:margin-bottom="0cm" style:contextual-spacing="false"/>
    </style:style>
    <style:style style:name="P66" style:family="paragraph" style:parent-style-name="Text_20_body" style:list-style-name="L27"/>
    <style:style style:name="P67" style:family="paragraph" style:parent-style-name="Text_20_body" style:list-style-name="L27">
      <style:paragraph-properties fo:margin-top="0cm" fo:margin-bottom="0cm" style:contextual-spacing="false"/>
    </style:style>
    <style:style style:name="P68" style:family="paragraph" style:parent-style-name="Text_20_body" style:list-style-name="L28"/>
    <style:style style:name="P69" style:family="paragraph" style:parent-style-name="Text_20_body" style:list-style-name="L28">
      <style:paragraph-properties fo:margin-top="0cm" fo:margin-bottom="0cm" style:contextual-spacing="false"/>
    </style:style>
    <style:style style:name="P70" style:family="paragraph" style:parent-style-name="Title">
      <style:text-properties officeooo:paragraph-rsid="002b1de0"/>
    </style:style>
    <style:style style:name="P71" style:family="paragraph" style:parent-style-name="Title">
      <style:text-properties officeooo:paragraph-rsid="002dce3b"/>
    </style:style>
    <style:style style:name="T1" style:family="text">
      <style:text-properties officeooo:rsid="00244d3c"/>
    </style:style>
    <style:style style:name="T2" style:family="text">
      <style:text-properties officeooo:rsid="00273218"/>
    </style:style>
    <style:style style:name="T3" style:family="text">
      <style:text-properties officeooo:rsid="0027ffee"/>
    </style:style>
    <style:style style:name="T4" style:family="text">
      <style:text-properties officeooo:rsid="002939ed"/>
    </style:style>
    <style:style style:name="T5" style:family="text">
      <style:text-properties officeooo:rsid="002b1de0"/>
    </style:style>
    <style:style style:name="T6" style:family="text">
      <style:text-properties officeooo:rsid="002dce3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MODULO <text:span text:style-name="T1">2</text:span> – </text:p>
      <text:p text:style-name="P71"><text:span text:style-name="Strong_20_Emphasis"><text:span text:style-name="T6">Hyper-V</text:span></text:span></text:p>
      <text:h text:style-name="P4" text:outline-level="3"><text:span text:style-name="Strong_20_Emphasis">🖥️ ¿Qué es Hyper-V?</text:span></text:h>
      <text:p text:style-name="Text_20_body"><text:span text:style-name="Strong_20_Emphasis">Hyper-V</text:span> es una <text:span text:style-name="Strong_20_Emphasis">plataforma de virtualización de hardware</text:span> desarrollada por <text:span text:style-name="Strong_20_Emphasis">Microsoft</text:span> que permite a los usuarios crear y ejecutar <text:span text:style-name="Strong_20_Emphasis">máquinas virtuales (VM)</text:span> en un entorno aislado dentro de un solo equipo físico. Fue introducida por primera vez con <text:span text:style-name="Strong_20_Emphasis">Windows Server 2008</text:span> y ahora forma parte de las ediciones de escritorio de <text:span text:style-name="Strong_20_Emphasis">Windows 10 y Windows 11 Pro, Enterprise y Education</text:span>.</text:p>
      <text:p text:style-name="Text_20_body">Hyper-V se basa en un <text:span text:style-name="Strong_20_Emphasis">hipervisor tipo 1</text:span> (bare-metal), lo que significa que se ejecuta directamente sobre el hardware del sistema, permitiendo un rendimiento más eficiente en comparación con los hipervisores de tipo 2 (como <text:span text:style-name="Strong_20_Emphasis">VirtualBox</text:span> o <text:span text:style-name="Strong_20_Emphasis">VMware Workstation</text:span>) que se ejecutan sobre el sistema operativo principal.</text:p>
      <text:p text:style-name="Horizontal_20_Line"/>
      <text:h text:style-name="Heading_20_3" text:outline-level="3">🔹 <text:span text:style-name="Strong_20_Emphasis">Funciones clave de Hyper-V</text:span></text:h>
      <text:list text:style-name="L27">
        <text:list-item>
          <text:p text:style-name="P67"><text:span text:style-name="Strong_20_Emphasis">Máquinas virtuales aisladas</text:span>: Cada VM tiene su propio sistema operativo, almacenamiento y recursos asignados, funcionando de manera independiente.</text:p>
        </text:list-item>
        <text:list-item>
          <text:p text:style-name="P67"><text:span text:style-name="Strong_20_Emphasis">Snapshots y puntos de control</text:span>: Permite crear instantáneas del estado actual de una VM para volver a él en caso de errores.</text:p>
        </text:list-item>
        <text:list-item>
          <text:p text:style-name="P67"><text:span text:style-name="Strong_20_Emphasis">Soporte para redes virtuales</text:span>: Crea adaptadores de red virtuales para interconexión entre máquinas o con la red física.</text:p>
        </text:list-item>
        <text:list-item>
          <text:p text:style-name="P67"><text:span text:style-name="Strong_20_Emphasis">Administración de recursos</text:span>: Controla el uso de CPU, memoria y almacenamiento asignados a cada máquina virtual.</text:p>
        </text:list-item>
        <text:list-item>
          <text:p text:style-name="P66"><text:span text:style-name="Strong_20_Emphasis">Compatibilidad con diversos sistemas operativos</text:span>: Permite virtualizar tanto sistemas <text:span text:style-name="Strong_20_Emphasis">Windows</text:span> como <text:span text:style-name="Strong_20_Emphasis">Linux</text:span> (Ubuntu, Debian, CentOS, etc.).</text:p>
        </text:list-item>
      </text:list>
      <text:p text:style-name="Horizontal_20_Line"/>
      <text:h text:style-name="Heading_20_3" text:outline-level="3">🔹 <text:span text:style-name="Strong_20_Emphasis">¿Por qué Hyper-V está presente en sistemas operativos domésticos?</text:span></text:h>
      <text:p text:style-name="Text_20_body">Aunque Hyper-V es comúnmente usado en entornos empresariales, su inclusión en ediciones domésticas de Windows (como <text:span text:style-name="Strong_20_Emphasis">Windows 10 Pro</text:span> y <text:span text:style-name="Strong_20_Emphasis">Windows 11 Pro</text:span>) responde a varias razones:</text:p>
      <text:list text:style-name="L28">
        <text:list-item>
          <text:p text:style-name="P68"><text:span text:style-name="Strong_20_Emphasis">Desarrollo y pruebas de software</text:span>:</text:p>
          <text:list>
            <text:list-item>
              <text:p text:style-name="P69">Los desarrolladores pueden crear entornos virtuales para probar aplicaciones sin afectar el sistema principal.</text:p>
            </text:list-item>
            <text:list-item>
              <text:p text:style-name="P69">Facilita el despliegue de entornos de prueba para aplicaciones multiplataforma (Windows, Linux).</text:p>
            </text:list-item>
          </text:list>
        </text:list-item>
        <text:list-item>
          <text:p text:style-name="P68"><text:span text:style-name="Strong_20_Emphasis">Seguridad y aislamiento</text:span>:</text:p>
          <text:list>
            <text:list-item>
              <text:p text:style-name="P69">Permite ejecutar software sospechoso o potencialmente peligroso en una VM sin poner en riesgo el equipo anfitrión.</text:p>
            </text:list-item>
            <text:list-item>
              <text:p text:style-name="P69"><text:soft-page-break/>Funciones como <text:span text:style-name="Strong_20_Emphasis">Windows Sandbox</text:span> dependen de Hyper-V para crear entornos seguros y temporales.</text:p>
            </text:list-item>
          </text:list>
        </text:list-item>
        <text:list-item>
          <text:p text:style-name="P68"><text:span text:style-name="Strong_20_Emphasis">Educación y formación</text:span>:</text:p>
          <text:list>
            <text:list-item>
              <text:p text:style-name="P69">Los usuarios pueden aprender sobre sistemas operativos y administración de servidores mediante máquinas virtuales sin necesidad de hardware adicional.</text:p>
            </text:list-item>
          </text:list>
        </text:list-item>
        <text:list-item>
          <text:p text:style-name="P68"><text:span text:style-name="Strong_20_Emphasis">Compatibilidad con otras funciones de Windows</text:span>:</text:p>
          <text:list>
            <text:list-item>
              <text:p text:style-name="P69">Herramientas como <text:span text:style-name="Strong_20_Emphasis">Windows Subsystem for Linux 2 (WSL 2)</text:span> y <text:span text:style-name="Strong_20_Emphasis">Windows Defender Application Guard</text:span> requieren Hyper-V para proporcionar entornos virtualizados.</text:p>
            </text:list-item>
          </text:list>
        </text:list-item>
        <text:list-item>
          <text:p text:style-name="P68"><text:span text:style-name="Strong_20_Emphasis">Uso personal y productividad</text:span>:</text:p>
          <text:list>
            <text:list-item>
              <text:p text:style-name="P68">Usuarios avanzados pueden ejecutar múltiples sistemas operativos simultáneamente para diferentes tareas (por ejemplo, usar Ubuntu para tareas de desarrollo y Windows para actividades de oficina).</text:p>
            </text:list-item>
          </text:list>
        </text:list-item>
      </text:list>
      <text:p text:style-name="Horizontal_20_Line"/>
      <text:h text:style-name="Heading_20_3" text:outline-level="3">🔹 <text:span text:style-name="Strong_20_Emphasis">¿Por qué no está disponible en Windows Home?</text:span></text:h>
      <text:p text:style-name="Text_20_body">Hyper-V no está presente en las ediciones <text:span text:style-name="Strong_20_Emphasis">Home</text:span> de Windows porque está dirigido a <text:span text:style-name="Strong_20_Emphasis">usuarios avanzados y profesionales</text:span> que requieren virtualización para tareas específicas de desarrollo, pruebas o administración de sistemas. Los usuarios de Windows Home que necesiten virtualización pueden optar por alternativas como <text:span text:style-name="Strong_20_Emphasis">VirtualBox</text:span> o <text:span text:style-name="Strong_20_Emphasis">VMware Workstation Player</text:span>, que son más amigables para principiantes.</text:p>
      <text:p text:style-name="P47"><text:span text:style-name="Strong_20_Emphasis"><text:line-break/></text:span></text:p>
      <text:p text:style-name="P48"><text:span text:style-name="Strong_20_Emphasis"/></text:p>
      <text:h text:style-name="P1" text:outline-level="2"><text:span text:style-name="Strong_20_Emphasis">✅ Requisitos previos</text:span></text:h>
      <text:list text:style-name="L18">
        <text:list-item>
          <text:p text:style-name="P50"><text:span text:style-name="Strong_20_Emphasis">Edición de Windows 11 Pro, Enterprise o Education</text:span>. Hyper-V no está disponible en la edición Home.</text:p>
        </text:list-item>
        <text:list-item>
          <text:p text:style-name="P50"><text:span text:style-name="Strong_20_Emphasis">Virtualización habilitada en la BIOS/UEFI</text:span>:</text:p>
          <text:list>
            <text:list-item>
              <text:p text:style-name="P50">Reinicia tu computadora y entra a la BIOS/UEFI (generalmente presionando <text:span text:style-name="Source_20_Text">DEL</text:span>, <text:span text:style-name="Source_20_Text">F2</text:span>, <text:span text:style-name="Source_20_Text">F10</text:span>).</text:p>
            </text:list-item>
            <text:list-item>
              <text:p text:style-name="P50">Busca opciones como <text:span text:style-name="Strong_20_Emphasis">Intel VT-x</text:span>, <text:span text:style-name="Strong_20_Emphasis">AMD-V</text:span>, <text:span text:style-name="Strong_20_Emphasis">Virtualization Technology</text:span> y habilítalas.</text:p>
            </text:list-item>
          </text:list>
        </text:list-item>
        <text:list-item>
          <text:p text:style-name="P50">Al menos <text:span text:style-name="Strong_20_Emphasis">4 GB de RAM</text:span> (recomendado 8 GB o más).</text:p>
        </text:list-item>
        <text:list-item>
          <text:p text:style-name="P49"><text:span text:style-name="Strong_20_Emphasis">Cuenta de administrador</text:span> en Windows.</text:p>
        </text:list-item>
      </text:list>
      <text:p text:style-name="Horizontal_20_Line"/>
      <text:h text:style-name="Heading_20_2" text:outline-level="2">🔹 <text:span text:style-name="Strong_20_Emphasis">Método 1: Instalación de Hyper-V usando la GUI</text:span></text:h>
      <text:list text:style-name="L19">
        <text:list-item>
          <text:p text:style-name="P51"><text:span text:style-name="Strong_20_Emphasis">Abrir "Características de Windows"</text:span>:</text:p>
          <text:list>
            <text:list-item>
              <text:p text:style-name="P52">Presiona <text:span text:style-name="Source_20_Text">Win + R</text:span> y escribe <text:span text:style-name="Source_20_Text">optionalfeatures</text:span>.</text:p>
            </text:list-item>
            <text:list-item>
              <text:p text:style-name="P52">Presiona <text:span text:style-name="Source_20_Text">Enter</text:span> para abrir la ventana de "Características de Windows".</text:p>
            </text:list-item>
          </text:list>
        </text:list-item>
        <text:list-item>
          <text:p text:style-name="P51"><text:span text:style-name="Strong_20_Emphasis">Habilitar Hyper-V</text:span>:</text:p>
          <text:list>
            <text:list-item>
              <text:p text:style-name="P52">Marca las siguientes opciones:</text:p>
              <text:list>
                <text:list-item>
                  <text:p text:style-name="P52"><text:span text:style-name="Source_20_Text">Hyper-V</text:span></text:p>
                </text:list-item>
                <text:list-item>
                  <text:p text:style-name="P52"><text:span text:style-name="Source_20_Text">Plataforma de Hyper-V</text:span></text:p>
                </text:list-item>
                <text:list-item>
                  <text:p text:style-name="P52"><text:span text:style-name="Source_20_Text">Herramientas de administración de Hyper-V</text:span></text:p>
                </text:list-item>
              </text:list>
            </text:list-item>
            <text:list-item>
              <text:p text:style-name="P52">Haz clic en <text:span text:style-name="Strong_20_Emphasis">Aceptar</text:span>.</text:p>
            </text:list-item>
          </text:list>
        </text:list-item>
        <text:list-item>
          <text:p text:style-name="P51"><text:span text:style-name="Strong_20_Emphasis">Reiniciar el equipo</text:span> cuando se te solicite.</text:p>
        </text:list-item>
        <text:list-item>
          <text:p text:style-name="P51"><text:span text:style-name="Strong_20_Emphasis">Verificar la instalación</text:span>:</text:p>
          <text:list>
            <text:list-item>
              <text:p text:style-name="P51">Abre el menú de inicio y busca <text:span text:style-name="Strong_20_Emphasis">"Administrador de Hyper-V"</text:span> para confirmar que Hyper-V se instaló correctamente.</text:p>
            </text:list-item>
          </text:list>
        </text:list-item>
      </text:list>
      <text:p text:style-name="Horizontal_20_Line"/>
      <text:h text:style-name="Heading_20_2" text:outline-level="2">🔹 <text:span text:style-name="Strong_20_Emphasis">Método 2: Instalación de Hyper-V usando PowerShell</text:span></text:h>
      <text:list text:style-name="L20">
        <text:list-item>
          <text:p text:style-name="P53"><text:span text:style-name="Strong_20_Emphasis">Abrir PowerShell como administrador</text:span>:</text:p>
          <text:list>
            <text:list-item>
              <text:p text:style-name="P54">Haz clic derecho en el botón de inicio (<text:span text:style-name="Source_20_Text">Win + X</text:span>) y selecciona <text:span text:style-name="Strong_20_Emphasis">Windows PowerShell (Administrador)</text:span> o <text:span text:style-name="Strong_20_Emphasis">Terminal de Windows (Administrador)</text:span>.</text:p>
            </text:list-item>
          </text:list>
        </text:list-item>
        <text:list-item>
          <text:p text:style-name="P53"><text:span text:style-name="Strong_20_Emphasis">Ejecutar el comando de instalación</text:span>:</text:p>
          <text:p text:style-name="P13"/>
          <text:p text:style-name="P14"><text:span text:style-name="Source_20_Text">Enable-WindowsOptionalFeature -Online -FeatureName Microsoft-Hyper-V -All</text:span></text:p>
        </text:list-item>
        <text:list-item>
          <text:p text:style-name="P53"><text:span text:style-name="Strong_20_Emphasis">Confirmar el reinicio</text:span>:</text:p>
          <text:list>
            <text:list-item>
              <text:p text:style-name="P54">Cuando se complete la instalación, se te pedirá reiniciar. Escribe <text:span text:style-name="Source_20_Text">Y</text:span> y presiona <text:span text:style-name="Source_20_Text">Enter</text:span>.</text:p>
            </text:list-item>
          </text:list>
        </text:list-item>
        <text:list-item>
          <text:p text:style-name="P53"><text:soft-page-break/><text:span text:style-name="Strong_20_Emphasis">Verificar la instalación</text:span>:</text:p>
          <text:list>
            <text:list-item>
              <text:p text:style-name="P53">Después del reinicio, abre PowerShell y ejecuta:</text:p>
              <text:p text:style-name="P13"/>
              <text:p text:style-name="P14"><text:span text:style-name="Source_20_Text">Get-WindowsOptionalFeature -Online -FeatureName Microsoft-Hyper-V</text:span></text:p>
            </text:list-item>
          </text:list>
        </text:list-item>
      </text:list>
      <text:p text:style-name="Horizontal_20_Line"/>
      <text:h text:style-name="Heading_20_2" text:outline-level="2">🔹 <text:span text:style-name="Strong_20_Emphasis">Descargar Ubuntu Desktop 24.04</text:span></text:h>
      <text:list text:style-name="L21">
        <text:list-item>
          <text:p text:style-name="P55"><text:span text:style-name="Strong_20_Emphasis">Visita el sitio oficial de Ubuntu</text:span>:</text:p>
          <text:list>
            <text:list-item>
              <text:p text:style-name="P56"><text:a xlink:type="simple" xlink:href="https://ubuntu.com/download/desktop" office:target-frame-name="_new" xlink:show="replace" text:style-name="Internet_20_link" text:visited-style-name="Visited_20_Internet_20_Link">https://ubuntu.com/download/desktop</text:a></text:p>
            </text:list-item>
          </text:list>
        </text:list-item>
        <text:list-item>
          <text:p text:style-name="P55"><text:span text:style-name="Strong_20_Emphasis">Descarga la ISO de Ubuntu Desktop 24.04</text:span>.</text:p>
        </text:list-item>
      </text:list>
      <text:p text:style-name="Horizontal_20_Line"/>
      <text:h text:style-name="Heading_20_2" text:outline-level="2">🔹 <text:span text:style-name="Strong_20_Emphasis">Crear una máquina virtual en Hyper-V</text:span></text:h>
      <text:h text:style-name="Heading_20_3" text:outline-level="3">1. <text:span text:style-name="Strong_20_Emphasis">Abrir el Administrador de Hyper-V</text:span></text:h>
      <text:list text:style-name="L22">
        <text:list-item>
          <text:p text:style-name="P57">Busca "Administrador de Hyper-V" en el menú de inicio y ábrelo.</text:p>
        </text:list-item>
      </text:list>
      <text:h text:style-name="Heading_20_3" text:outline-level="3">2. <text:span text:style-name="Strong_20_Emphasis">Crear una nueva máquina virtual</text:span></text:h>
      <text:list text:style-name="L23">
        <text:list-item>
          <text:p text:style-name="P59">En el panel derecho, selecciona <text:span text:style-name="Strong_20_Emphasis">"Nuevo" → "Máquina Virtual"</text:span>.</text:p>
        </text:list-item>
        <text:list-item>
          <text:p text:style-name="P58">Se abrirá el <text:span text:style-name="Strong_20_Emphasis">Asistente para nueva máquina virtual</text:span>.</text:p>
        </text:list-item>
      </text:list>
      <text:h text:style-name="Heading_20_4" text:outline-level="4"><text:span text:style-name="Strong_20_Emphasis">Paso a paso del asistente</text:span></text:h>
      <text:list text:style-name="L24">
        <text:list-item>
          <text:p text:style-name="P60"><text:span text:style-name="Strong_20_Emphasis">Especificar el nombre y ubicación</text:span>:</text:p>
          <text:list>
            <text:list-item>
              <text:p text:style-name="P61">Nombre: <text:span text:style-name="Source_20_Text">Ubuntu 24.04</text:span></text:p>
            </text:list-item>
            <text:list-item>
              <text:p text:style-name="P61">Opcionalmente, elige una ubicación específica para los archivos.</text:p>
            </text:list-item>
          </text:list>
        </text:list-item>
        <text:list-item>
          <text:p text:style-name="P60"><text:span text:style-name="Strong_20_Emphasis">Especificar generación</text:span>:</text:p>
          <text:list>
            <text:list-item>
              <text:p text:style-name="P61">Selecciona <text:span text:style-name="Strong_20_Emphasis">Generación 2</text:span> (recomendado para Ubuntu 24.04).</text:p>
            </text:list-item>
          </text:list>
        </text:list-item>
        <text:list-item>
          <text:p text:style-name="P60"><text:span text:style-name="Strong_20_Emphasis">Asignar memoria</text:span>:</text:p>
          <text:list>
            <text:list-item>
              <text:p text:style-name="P61">Asigna al menos <text:span text:style-name="Strong_20_Emphasis">4096 MB (4 GB)</text:span> de RAM.</text:p>
            </text:list-item>
          </text:list>
        </text:list-item>
        <text:list-item>
          <text:p text:style-name="P60"><text:span text:style-name="Strong_20_Emphasis">Configurar red</text:span>:</text:p>
          <text:list>
            <text:list-item>
              <text:p text:style-name="P61">Elige un adaptador de red virtual existente o selecciona <text:span text:style-name="Strong_20_Emphasis">"Default Switch"</text:span> para conexión básica a Internet.</text:p>
            </text:list-item>
          </text:list>
        </text:list-item>
        <text:list-item>
          <text:p text:style-name="P60"><text:span text:style-name="Strong_20_Emphasis">Conectar disco duro virtual</text:span>:</text:p>
          <text:list>
            <text:list-item>
              <text:p text:style-name="P61">Selecciona <text:span text:style-name="Strong_20_Emphasis">"Crear un disco duro virtual"</text:span>.</text:p>
            </text:list-item>
            <text:list-item>
              <text:p text:style-name="P61">Tamaño: <text:span text:style-name="Strong_20_Emphasis">20 GB o más</text:span>.</text:p>
            </text:list-item>
          </text:list>
        </text:list-item>
        <text:list-item>
          <text:p text:style-name="P60"><text:span text:style-name="Strong_20_Emphasis">Instalar sistema operativo</text:span>:</text:p>
          <text:list>
            <text:list-item>
              <text:p text:style-name="P61">Selecciona <text:span text:style-name="Strong_20_Emphasis">"Instalar un sistema operativo desde un archivo de imagen de arranque"</text:span>.</text:p>
            </text:list-item>
            <text:list-item>
              <text:p text:style-name="P61">Carga la ISO de <text:span text:style-name="Strong_20_Emphasis">Ubuntu Desktop 24.04</text:span> que descargaste.</text:p>
            </text:list-item>
          </text:list>
        </text:list-item>
        <text:list-item>
          <text:p text:style-name="P60"><text:span text:style-name="Strong_20_Emphasis">Finalizar</text:span>:</text:p>
          <text:list>
            <text:list-item>
              <text:p text:style-name="P60"><text:soft-page-break/>Revisa la configuración y haz clic en <text:span text:style-name="Strong_20_Emphasis">"Finalizar"</text:span>.</text:p>
            </text:list-item>
          </text:list>
        </text:list-item>
      </text:list>
      <text:h text:style-name="Heading_20_3" text:outline-level="3">3. <text:span text:style-name="Strong_20_Emphasis">Iniciar la máquina virtual</text:span></text:h>
      <text:list text:style-name="L25">
        <text:list-item>
          <text:p text:style-name="P63">Haz clic derecho en la máquina virtual <text:span text:style-name="Source_20_Text">Ubuntu 24.04</text:span> y selecciona <text:span text:style-name="Strong_20_Emphasis">"Conectar"</text:span>.</text:p>
        </text:list-item>
        <text:list-item>
          <text:p text:style-name="P63">En la ventana emergente, haz clic en <text:span text:style-name="Strong_20_Emphasis">"Iniciar"</text:span> para encender la máquina.</text:p>
        </text:list-item>
        <text:list-item>
          <text:p text:style-name="P62">La instalación de Ubuntu comenzará.</text:p>
        </text:list-item>
      </text:list>
      <text:p text:style-name="Horizontal_20_Line"/>
      <text:h text:style-name="Heading_20_2" text:outline-level="2">🔹 <text:span text:style-name="Strong_20_Emphasis">Instalar Ubuntu en la máquina virtual</text:span></text:h>
      <text:list text:style-name="L26">
        <text:list-item>
          <text:p text:style-name="P65"><text:span text:style-name="Strong_20_Emphasis">Sigue el asistente de instalación de Ubuntu</text:span>:</text:p>
          <text:list>
            <text:list-item>
              <text:p text:style-name="P65">Elige el idioma, disposición del teclado, y configuración regional.</text:p>
            </text:list-item>
          </text:list>
        </text:list-item>
        <text:list-item>
          <text:p text:style-name="P65"><text:span text:style-name="Strong_20_Emphasis">Tipo de instalación</text:span>:</text:p>
          <text:list>
            <text:list-item>
              <text:p text:style-name="P65">Selecciona <text:span text:style-name="Strong_20_Emphasis">"Instalación normal"</text:span>.</text:p>
            </text:list-item>
          </text:list>
        </text:list-item>
        <text:list-item>
          <text:p text:style-name="P65"><text:span text:style-name="Strong_20_Emphasis">Asignar disco</text:span>:</text:p>
          <text:list>
            <text:list-item>
              <text:p text:style-name="P65">Selecciona <text:span text:style-name="Strong_20_Emphasis">"Borrar disco e instalar Ubuntu"</text:span>.</text:p>
            </text:list-item>
          </text:list>
        </text:list-item>
        <text:list-item>
          <text:p text:style-name="P65"><text:span text:style-name="Strong_20_Emphasis">Configuración de usuario</text:span>:</text:p>
          <text:list>
            <text:list-item>
              <text:p text:style-name="P65">Crea un nombre de usuario y contraseña.</text:p>
            </text:list-item>
          </text:list>
        </text:list-item>
        <text:list-item>
          <text:p text:style-name="P65"><text:span text:style-name="Strong_20_Emphasis">Completar instalación</text:span>:</text:p>
          <text:list>
            <text:list-item>
              <text:p text:style-name="P65">Haz clic en <text:span text:style-name="Strong_20_Emphasis">"Instalar ahora"</text:span> y espera a que termine el proceso.</text:p>
            </text:list-item>
          </text:list>
        </text:list-item>
        <text:list-item>
          <text:p text:style-name="P64"><text:span text:style-name="Strong_20_Emphasis">Reinicia la máquina</text:span> cuando se te solicite.</text:p>
        </text:list-item>
      </text:list>
      <text:p text:style-name="P46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4-12-09T17:36:47.698886584</dc:date>
    <meta:editing-duration>PT2H18M52S</meta:editing-duration>
    <meta:editing-cycles>21</meta:editing-cycles>
    <meta:generator>LibreOffice/24.2.2.2$Linux_X86_64 LibreOffice_project/d56cc158d8a96260b836f100ef4b4ef25d6f1a01</meta:generator>
    <meta:print-date>2024-12-09T17:33:18.404363709</meta:print-date>
    <meta:printed-by>Archivos PDF</meta:printed-by>
    <meta:document-statistic meta:table-count="0" meta:image-count="0" meta:object-count="0" meta:page-count="5" meta:paragraph-count="103" meta:word-count="1020" meta:character-count="6527" meta:non-whitespace-character-count="5686"/>
  </office:meta>
</office:document-meta>
</file>